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5.445cm" style:rel-column-width="20989*"/>
    </style:style>
    <style:style style:name="Table2.B" style:family="table-column">
      <style:table-column-properties style:column-width="11.553cm" style:rel-column-width="44545*"/>
    </style:style>
    <style:style style:name="Table2.A1" style:family="table-cell">
      <style:table-cell-properties fo:padding="0.106cm" fo:border-left="none" fo:border-right="none" fo:border-top="0.002cm solid #000000" fo:border-bottom="0.002cm solid #000000"/>
    </style:style>
    <style:style style:name="Table2.A2" style:family="table-cell">
      <style:table-cell-properties fo:padding="0.106cm" fo:border-left="none" fo:border-right="none" fo:border-top="none" fo:border-bottom="0.002cm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319cm" style:rel-column-width="748*"/>
    </style:style>
    <style:style style:name="Table4.C" style:family="table-column">
      <style:table-column-properties style:column-width="5.904cm" style:rel-column-width="3347*"/>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02cm solid #000000" fo:border-bottom="0.002cm solid #000000"/>
    </style:style>
    <style:style style:name="Table4.A2" style:family="table-cell">
      <style:table-cell-properties fo:padding="0.106cm" fo:border-left="none" fo:border-right="none" fo:border-top="none" fo:border-bottom="0.002cm solid #000000"/>
    </style:style>
    <style:style style:name="Table4.B3" style:family="table-cell">
      <style:table-cell-properties style:vertical-align="top" fo:padding="0.106cm" fo:border-left="none" fo:border-right="none" fo:border-top="none" fo:border-bottom="0.002cm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16383*"/>
    </style:style>
    <style:style style:name="Table6.B" style:family="table-column">
      <style:table-column-properties style:column-width="2.988cm" style:rel-column-width="11519*"/>
    </style:style>
    <style:style style:name="Table6.C" style:family="table-column">
      <style:table-column-properties style:column-width="2.921cm" style:rel-column-width="11263*"/>
    </style:style>
    <style:style style:name="Table6.D" style:family="table-column">
      <style:table-column-properties style:column-width="6.839cm" style:rel-column-width="26367*"/>
    </style:style>
    <style:style style:name="Table6.A1" style:family="table-cell">
      <style:table-cell-properties fo:padding="0.106cm" fo:border-left="none" fo:border-right="none" fo:border-top="0.002cm solid #000000" fo:border-bottom="0.002cm solid #000000"/>
    </style:style>
    <style:style style:name="Table6.A2" style:family="table-cell">
      <style:table-cell-properties fo:padding="0.106cm" fo:border-left="none" fo:border-right="none" fo:border-top="none" fo:border-bottom="0.002cm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02cm solid #000000" fo:border-bottom="0.002cm solid #000000"/>
    </style:style>
    <style:style style:name="Table3.A2" style:family="table-cell">
      <style:table-cell-properties fo:padding="0.106cm" fo:border-left="none" fo:border-right="none" fo:border-top="none" fo:border-bottom="0.002cm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02cm solid #000000" fo:border-bottom="0.002cm solid #000000"/>
    </style:style>
    <style:style style:name="Table5.A2" style:family="table-cell">
      <style:table-cell-properties fo:padding="0.106cm" fo:border-left="none" fo:border-right="none" fo:border-top="none" fo:border-bottom="0.002cm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02cm solid #000000" fo:border-bottom="0.002cm solid #000000"/>
    </style:style>
    <style:style style:name="Table7.A2" style:family="table-cell">
      <style:table-cell-properties fo:padding="0.106cm" fo:border-left="none" fo:border-right="none" fo:border-top="none" fo:border-bottom="0.002cm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02cm solid #000000" fo:border-bottom="0.002cm solid #000000"/>
    </style:style>
    <style:style style:name="Table10.A2" style:family="table-cell">
      <style:table-cell-properties fo:padding="0.106cm" fo:border-left="none" fo:border-right="none" fo:border-top="none" fo:border-bottom="0.002cm solid #000000"/>
    </style:style>
    <style:style style:name="Table9" style:family="table">
      <style:table-properties style:width="16.999cm" table:align="margins"/>
    </style:style>
    <style:style style:name="Table9.A" style:family="table-column">
      <style:table-column-properties style:column-width="5.002cm" style:rel-column-width="19287*"/>
    </style:style>
    <style:style style:name="Table9.B" style:family="table-column">
      <style:table-column-properties style:column-width="11.996cm" style:rel-column-width="46248*"/>
    </style:style>
    <style:style style:name="Table9.A1" style:family="table-cell">
      <style:table-cell-properties fo:padding="0.097cm" fo:border-left="none" fo:border-right="none" fo:border-top="0.002cm solid #000000" fo:border-bottom="0.002cm solid #000000"/>
    </style:style>
    <style:style style:name="Table9.A2" style:family="table-cell">
      <style:table-cell-properties fo:padding="0.097cm" fo:border-left="none" fo:border-right="none" fo:border-top="none" fo:border-bottom="0.002cm solid #000000"/>
    </style:style>
    <style:style style:name="P1" style:family="paragraph" style:parent-style-name="Heading_20_1">
      <style:paragraph-properties fo:text-align="center" style:justify-single-word="false"/>
    </style:style>
    <style:style style:name="P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1"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P3" style:family="paragraph" style:parent-style-name="Contents_20_1">
      <style:paragraph-properties>
        <style:tab-stops/>
      </style:paragraph-properties>
    </style:style>
    <style:style style:name="P4" style:family="paragraph" style:parent-style-name="Contents_20_2">
      <style:paragraph-properties>
        <style:tab-stops/>
      </style:paragraph-properties>
    </style:style>
    <style:style style:name="P5" style:family="paragraph" style:parent-style-name="Contents_20_3">
      <style:paragraph-properties>
        <style:tab-stops/>
      </style:paragraph-properties>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paragraph-properties fo:text-align="start" style:justify-single-word="false"/>
    </style:style>
    <style:style style:name="P9" style:family="paragraph" style:parent-style-name="Text_20_body" style:list-style-name="L4">
      <style:paragraph-properties fo:text-align="start" style:justify-single-word="false"/>
    </style:style>
    <style:style style:name="P10" style:family="paragraph" style:parent-style-name="Heading_20_3" style:list-style-name="L5"/>
    <style:style style:name="P11" style:family="paragraph" style:parent-style-name="Text_20_body" style:list-style-name="L6"/>
    <style:style style:name="P12" style:family="paragraph" style:parent-style-name="Text_20_body" style:list-style-name="L6">
      <style:paragraph-properties fo:text-align="start" style:justify-single-word="false"/>
    </style:style>
    <style:style style:name="P13" style:family="paragraph" style:parent-style-name="Text_20_body" style:list-style-name="L7"/>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list-style-name="L8"/>
    <style:style style:name="P17" style:family="paragraph" style:parent-style-name="Text_20_body" style:list-style-name="L8">
      <style:paragraph-properties fo:text-align="start" style:justify-single-word="false"/>
    </style:style>
    <style:style style:name="P18" style:family="paragraph" style:parent-style-name="Text_20_body" style:master-page-name="">
      <style:paragraph-properties fo:keep-with-next="always"/>
    </style:style>
    <style:style style:name="P19" style:family="paragraph" style:parent-style-name="Table_20_Contents" style:list-style-name="L9">
      <style:paragraph-properties fo:margin-top="0cm" fo:margin-bottom="0cm"/>
    </style:style>
    <style:style style:name="P20" style:family="paragraph" style:parent-style-name="Table_20_Contents" style:list-style-name="L9"/>
    <style:style style:name="P21" style:family="paragraph" style:parent-style-name="Table_20_Contents" style:list-style-name="L10">
      <style:paragraph-properties fo:margin-top="0cm" fo:margin-bottom="0cm"/>
    </style:style>
    <style:style style:name="P22" style:family="paragraph" style:parent-style-name="Table_20_Contents" style:list-style-name="L10"/>
    <style:style style:name="P23" style:family="paragraph" style:parent-style-name="Heading_20_2"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5">
      <style:paragraph-properties fo:margin-top="0cm" fo:margin-bottom="0cm"/>
    </style:style>
    <style:style style:name="P29" style:family="paragraph" style:parent-style-name="Preformatted_20_Text">
      <style:paragraph-properties fo:margin-top="0cm" fo:margin-bottom="0.499cm"/>
    </style:style>
    <style:style style:name="P30" style:family="paragraph" style:parent-style-name="Heading_20_4" style:master-page-name=""/>
    <style:style style:name="P31" style:family="paragraph" style:parent-style-name="Table_20_Contents" style:list-style-name="L16"/>
    <style:style style:name="P32" style:family="paragraph" style:parent-style-name="Table_20_Contents" style:list-style-name="L17"/>
    <style:style style:name="P33" style:family="paragraph" style:parent-style-name="Table_20_Contents" style:list-style-name="L18"/>
    <style:style style:name="P34" style:family="paragraph" style:parent-style-name="Text_20_body" style:list-style-name="L19"/>
    <style:style style:name="T1" style:family="text" style:parent-style-name="Strong_20_Emphasis">
      <style:text-properties fo:font-weight="normal" style:font-weight-asian="normal" style:font-weight-complex="normal"/>
    </style:style>
    <style:style style:name="T2" style:family="text">
      <style:text-properties fo:font-style="italic"/>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JayBird JCA/JDBC Driver<text:line-break/><draw:path text:anchor-type="as-char" svg:y="0cm" draw:z-index="0" draw:style-name="gr1" draw:text-style-name="P2" svg:width="1.809cm" svg:height="1.809cm" svg:viewBox="0 0 1810 1810"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0</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
          <text:p text:style-name="P4"><text:a xlink:type="simple" xlink:href="#0.0.General Notes|outline">General Notes</text:a></text:p>
          <text:p text:style-name="P5"><text:a xlink:type="simple" xlink:href="#0.0.0.Supported Firebird versions|outline">Supported Firebird versions</text:a></text:p>
          <text:p text:style-name="P5"><text:a xlink:type="simple" xlink:href="#0.0.0.Specification support|outline">Specification support</text:a></text:p>
          <text:p text:style-name="P4"><text:a xlink:type="simple" xlink:href="#0.0.What's new in JayBird 2.0|outline">What's new in JayBird 2.0</text:a></text:p>
          <text:p text:style-name="P5"><text:a xlink:type="simple" xlink:href="#0.0.0.Refactorings|outline">Refactorings</text:a></text:p>
          <text:p text:style-name="P5"><text:a xlink:type="simple" xlink:href="#0.0.0.Updatable result sets|outline">Updatable result sets</text:a></text:p>
          <text:p text:style-name="P5"><text:a xlink:type="simple" xlink:href="#0.0.0.Firebird management interfaces|outline">Firebird management interfaces</text:a></text:p>
          <text:p text:style-name="P5"><text:a xlink:type="simple" xlink:href="#0.0.0.Incompatible changes since JayBird 2.0|outline">Incompatible changes since JayBird 2.0</text:a></text:p>
          <text:p text:style-name="P5"><text:a xlink:type="simple" xlink:href="#0.0.0.JayBird JDBC extensions|outline">JayBird JDBC extensions</text:a></text:p>
          <text:p text:style-name="P5"><text:a xlink:type="simple" xlink:href="#0.0.0.JDBC 3.0 compatibility|outline">JDBC 3.0 compatibility</text:a></text:p>
          <text:p text:style-name="P4"><text:a xlink:type="simple" xlink:href="#0.0.Distribution package|outline">Distribution package</text:a></text:p>
          <text:p text:style-name="P5"><text:a xlink:type="simple" xlink:href="#0.0.0.License|outline">License</text:a></text:p>
          <text:p text:style-name="P5"><text:a xlink:type="simple" xlink:href="#0.0.0.Source Code|outline">Source Code</text:a></text:p>
          <text:p text:style-name="P4"><text:a xlink:type="simple" xlink:href="#0.0.JDBC URL Format|outline">JDBC URL Format</text:a></text:p>
          <text:p text:style-name="P5"><text:a xlink:type="simple" xlink:href="#0.0.0.Pure Java|outline">Pure Java</text:a></text:p>
          <text:p text:style-name="P5"><text:a xlink:type="simple" xlink:href="#0.0.0.Using Firebird client library|outline">Using Firebird client library</text:a></text:p>
          <text:p text:style-name="P5"><text:a xlink:type="simple" xlink:href="#0.0.0.Embedded Server|outline">Embedded Server</text:a></text:p>
          <text:p text:style-name="P4"><text:a xlink:type="simple" xlink:href="#0.0.JDBC connection properties|outline">JDBC connection properties</text:a></text:p>
          <text:p text:style-name="P4"><text:a xlink:type="simple" xlink:href="#0.0.Using Type 2 and Embedded Server driver|outline">Using Type 2 and Embedded Server driver</text:a></text:p>
          <text:p text:style-name="P5"><text:a xlink:type="simple" xlink:href="#0.0.0.Configuring Type 2 JDBC driver|outline">Configuring Type 2 JDBC driver</text:a></text:p>
          <text:p text:style-name="P5"><text:a xlink:type="simple" xlink:href="#0.0.0.Configuring Embedded Server JDBC driver|outline">Configuring Embedded Server JDBC driver</text:a></text:p>
          <text:p text:style-name="P4"><text:a xlink:type="simple" xlink:href="#0.0.JDBC 3.0 Compatibility|outline">JDBC 3.0 Compatibility</text:a></text:p>
          <text:p text:style-name="P5"><text:a xlink:type="simple" xlink:href="#0.0.0.JDBC 3.0 deviations and unimplemented features|outline">JDBC 3.0 deviations and unimplemented features</text:a></text:p>
          <text:p text:style-name="P4"><text:a xlink:type="simple" xlink:href="#0.0.JayBird Specifics|outline">JayBird Specifics</text:a></text:p>
          <text:p text:style-name="P5"><text:a xlink:type="simple" xlink:href="#0.0.0.Result sets|outline">Result sets</text:a></text:p>
          <text:p text:style-name="P5"><text:a xlink:type="simple" xlink:href="#0.0.0.Using java.sql.ParameterMetaData with Callable Statements|outline">Using java.sql.ParameterMetaData with Callable Statements</text:a></text:p>
          <text:p text:style-name="P5"><text:a xlink:type="simple" xlink:href="#0.0.0.Using ResultSet.getCharacterStream with BLOB fields|outline">Using ResultSet.getCharacterStream with BLOB fields</text:a></text:p>
          <text:p text:style-name="P4"><text:a xlink:type="simple" xlink:href="#0.0.Connection pooling with JayBird 2.0|outline">Connection pooling with JayBird 2.0</text:a></text:p>
          <text:p text:style-name="P5"><text:a xlink:type="simple" xlink:href="#0.0.0.Usage scenario|outline">Usage scenario</text:a></text:p>
          <text:p text:style-name="P5"><text:a xlink:type="simple" xlink:href="#0.0.0.Connection Pool Classes|outline">Connection Pool Classes</text:a></text:p>
          <text:p text:style-name="P5"><text:a xlink:type="simple" xlink:href="#0.0.0.org.firebirdsql.pool.FBConnectionPoolDataSource|outline">org.firebirdsql.pool.FBConnectionPoolDataSource</text:a></text:p>
          <text:p text:style-name="P5"><text:a xlink:type="simple" xlink:href="#0.0.0.org.firebirdsql.pool.FBWrappingDataSource|outline">org.firebirdsql.pool.FBWrappingDataSource</text:a></text:p>
          <text:p text:style-name="P5"><text:a xlink:type="simple" xlink:href="#0.0.0.Runtime object allocation and deallocation hints|outline">Runtime object allocation and deallocation hints</text:a></text:p>
          <text:p text:style-name="P4"><text:a xlink:type="simple" xlink:href="#0.0.Documentation and Support|outline">Documentation and Support</text:a></text:p>
          <text:p text:style-name="P5"><text:a xlink:type="simple" xlink:href="#0.0.0.Where to get more information on JayBird|outline">Where to get more information on JayBird</text:a></text:p>
          <text:p text:style-name="P5"><text:a xlink:type="simple" xlink:href="#0.0.0.Where to get help|outline">Where to get help</text:a></text:p>
          <text:p text:style-name="P5"><text:a xlink:type="simple" xlink:href="#0.0.0.Reporting Bugs|outline">Reporting Bugs</text:a></text:p>
          <text:p text:style-name="P5"><text:a xlink:type="simple" xlink:href="#0.0.0.Corrections/Additions To Release Notes|outline">Corrections/Additions To Release Notes</text:a></text:p>
        </text:index-body>
      </text:table-of-content>
      <text:p text:style-name="Text_20_body"/>
      <text:h text:style-name="Heading_20_2" text:outline-level="2">General Notes</text:h>
      <text:p text:style-name="Text_20_body">JayBird is JCA/JDBC driver suite to connect to Firebird database server. Historically Borland opened sources of type 3 JDBC driver called InterClient. However due to some inherent limitations of Firebird client library it was decided that type 3 driver is a dead end, and Firebird team developed pure Java implementation of wire protocol. This implementation became basis for JayBird, pure Java driver for Firebird relational database.</text:p>
      <text:p text:style-name="Text_20_body">This driver is based on both the new JCA standard for application server connections to enterprise information systems and the well 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2 <text:span text:style-name="Source_20_Text">XADataSource</text:span> idea, the JCA specification is considerably clearer on the division of responsibility between the application server and driver.</text:p>
      <text:h text:style-name="Heading_20_3" text:outline-level="3">Supported Firebird versions</text:h>
      <text:p text:style-name="Text_20_body">JayBird 2.0 supports Firebird 1.0.x SuperServer and Classic, Firebird 1.5 SuperServer and Classic independently of the platform on which server runs when type 4 JDBC driver is used. Type 2 and embedded server JDBC drivers require JNI library, precompiled binaries for Win32 and Linux platforms are shipped in the default installation, other platforms require porting/building JNI library for that platform. Driver no longer supports InterBase servers due to a Firebird-specific changes in database attachment parameters that are send to the server.</text:p>
      <text:h text:style-name="Heading_20_3" text:outline-level="3">Specification support</text:h>
      <text:p text:style-name="Text_20_body">Driver supports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3.0</text:p>
            </table:table-cell>
            <table:table-cell table:style-name="Table2.A1" office:value-type="string">
              <text:p text:style-name="Text_20_body">Driver passed complete JDBC compatibility test suite, though some features are not implemented. It is not officially JDBC compliant, because of high certification costs.</text:p>
            </table:table-cell>
          </table:table-row>
        </table:table-header-rows>
        <table:table-row>
          <table:table-cell table:style-name="Table2.A2" office:value-type="string">
            <text:p text:style-name="Text_20_body">JDBC 2.0 Standard Extensions</text:p>
          </table:table-cell>
          <table:table-cell table:style-name="Table2.A2" office:value-type="string">
            <text:p text:style-name="Text_20_body">JayBird provides implementation of following interfaces from <text:span text:style-name="Source_20_Text">javax.sql.*</text:span> package:</text:p>
            <text:list text:style-name="L2">
              <text:list-item>
                <text:p text:style-name="P6"><text:span text:style-name="Source_20_Text">ConnectionPoolDataSource</text:span> implementation provides connection and prepared statement pooling.</text:p>
              </text:list-item>
              <text:list-item>
                <text:p text:style-name="P6"><text:span text:style-name="Source_20_Text">DataSource</text:span> implementation provides seamless integration with major web and application servers.</text:p>
              </text:list-item>
              <text:list-item>
                <text:p text:style-name="P6"><text:span text:style-name="Source_20_Text">XADataSource</text:span> implementation provides means to use driver in distributed transactions.</text:p>
              </text:list-item>
            </text:list>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javax.resource.spi.ManagedConnectionFactory</text:span> and related interfaces. CCI interfaces are not supported.</text:p>
          </table:table-cell>
        </table:table-row>
        <table:table-row>
          <table:table-cell table:style-name="Table2.A2" office:value-type="string">
            <text:p text:style-name="Text_20_body">JTA 1.0.1</text:p>
          </table:table-cell>
          <table:table-cell table:style-name="Table2.A2" office:value-type="string">
            <text:p text:style-name="Text_20_body">Driver provides implementation of <text:span text:style-name="Source_20_Text">javax.transaction.xa.XAResource</text:span> interface via JCA framework and <text:span text:style-name="Source_20_Text">XADataSource</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2.0 provides MBean to manage Firebird server and installed databases via JMX agent.</text:p>
          </table:table-cell>
        </table:table-row>
      </table:table>
      <text:h text:style-name="Heading_20_3" text:outline-level="3"/>
      <text:h text:style-name="Heading_20_2" text:outline-level="2">What's new in JayBird 2.0</text:h>
      <text:p text:style-name="Text_20_body">JayBird 2.0 underwent significant internal changes that are not directly visible to the client code, and not necessarily introduced new features. However those changes significantly increase code modularity, stability and maintainability.</text:p>
      <text:h text:style-name="Heading_20_3" text:outline-level="3">Refactorings</text:h>
      <text:list text:style-name="L3">
        <text:list-item>
          <text:p text:style-name="P7">Significant refactoring of the <text:span text:style-name="Source_20_Text">org.firebirdsql.gds.*</text:span> package. Implementations of the interfaces defined in this package are now dynamically loaded from the classpath and provide possibilities to extend driver with custom code without changing the driver itself.</text:p>
        </text:list-item>
        <text:list-item>
          <text:p text:style-name="P7">JCA code was significantly changed, bringing a long awaited stability when critical errors happen into that vital part of code. There is no more so-called “fatal” errors that can cause driver to recycle connections and transactions.</text:p>
        </text:list-item>
        <text:list-item>
          <text:p text:style-name="P7">Refactoring of the transaction and object life-cycle management in the JDBC code. Main reason for this change was the need to remove result set caching in auto-commit mode and make it JDBC specification compliant, but it has also positive effect on the code stability and maintainability.</text:p>
        </text:list-item>
        <text:list-item>
          <text:p text:style-name="P7">Unified connection property handling in JCA, driver manager and pooling code. This solves a longstanding issue which caused configuration </text:p>
        </text:list-item>
        <text:list-item>
          <text:p text:style-name="P7">Refactorings to support JDK 5.0.</text:p>
        </text:list-item>
      </text:list>
      <text:h text:style-name="Heading_20_3" text:outline-level="3">Updatable result sets</text:h>
      <text:p text:style-name="P8">JayBird 2.0 provides now support for the updatable result sets. Feature allows Java application to update current record using the <text:span text:style-name="Source_20_Text">updateXXX</text:span> methods of <text:span text:style-name="Source_20_Text">java.sql.ResultSet</text:span> interface. Updates are performed within the current transaction using a best row identifier in <text:span text:style-name="Source_20_Text">WHERE</text:span> clause. This sets the following limitation on the result set “updatability”:</text:p>
      <text:list text:style-name="L4">
        <text:list-item>
          <text:p text:style-name="P9">the <text:span text:style-name="Source_20_Text">SELECT</text:span> references single table;</text:p>
        </text:list-item>
        <text:list-item>
          <text:p text:style-name="P9">all columns not referenced in <text:span text:style-name="Source_20_Text">SELECT</text:span> permit <text:span text:style-name="Source_20_Text">NULL</text:span>s (otherwise <text:span text:style-name="Source_20_Text">INSERT</text:span>s will fail);</text:p>
        </text:list-item>
        <text:list-item>
          <text:p text:style-name="P9">the <text:span text:style-name="Source_20_Text">SELECT</text:span> statement does not contain <text:span text:style-name="Source_20_Text">DISTINCT</text:span> predicate, aggregate functions, joined tables or stored procedures;</text:p>
        </text:list-item>
        <text:list-item>
          <text:p text:style-name="P9">the <text:span text:style-name="Source_20_Text">SELECT</text:span> statement references all columns from the table primary key definition or an <text:span text:style-name="Source_20_Text">RDB$DB_KEY</text:span> column.</text:p>
        </text:list-item>
      </text:list>
      <text:h text:style-name="P10" text:outline-level="3">Firebird management interfaces</text:h>
      <text:p text:style-name="Text_20_body">JayBird 2.0 provides full support of the Firebird Services API that allows Java applications to perform various server management tasks:</text:p>
      <text:list text:style-name="L6">
        <text:list-item>
          <text:p text:style-name="P11">database backup/restore on remote server; it is possible to performs metadata-only backups, switch the garbage collection during backup off, restore databases with no validity constraints or active indices, etc.</text:p>
        </text:list-item>
        <text:list-item>
          <text:p text:style-name="P11">database maintenance, e.g. database shutdown, sweep, changing the forced writes settings, changing SQL dialect of the database, shadow management, etc.</text:p>
        </text:list-item>
        <text:list-item>
          <text:p text:style-name="P11">retrieving database statistics including header page statistics, system table statistics, data page statistics and index statistics.</text:p>
        </text:list-item>
        <text:list-item>
          <text:p text:style-name="P12">user management, including adding, modifying, and deleting user accounts.</text:p>
        </text:list-item>
      </text:list>
      <text:h text:style-name="Heading_20_3" text:outline-level="3">Incompatible changes since JayBird 2.0</text:h>
      <text:list text:style-name="L7">
        <text:list-item>
          <text:p text:style-name="P13">Signatures of all <text:span text:style-name="Source_20_Text">org.firebirdsql.gds.*</text:span> classes have changed. This was done in preparation of the official Firebird Java API. After the API release all signature changes will be frozen and correctly versioned.</text:p>
        </text:list-item>
        <text:list-item>
          <text:p text:style-name="P13"><text:span text:style-name="Source_20_Text">FirebirdConnection.getBlob()</text:span> method signature changed to return <text:span text:style-name="Source_20_Text">java.sql.Blob</text:span>, previously it returned <text:span text:style-name="Source_20_Text">org.firebirdsql.jdbc.FirebirdBlob</text:span>. Object that is returned can safely be casted to <text:span text:style-name="Source_20_Text">org.firebirdsql.jdbc.FirebirdBlob</text:span> interface. The change is caused by the forthcoming JDBC 4.0 specification to avoid conflict in next versions.</text:p>
        </text:list-item>
        <text:list-item>
          <text:p text:style-name="P13">JayBird 1.x allowed to execute queries in auto-commit mode, loop through the obtained result set and to execute other statements through the same connection. This is no longer possible in JayBird 2.0 without changing the result set holdability. The behavior was changed in order to conform the JDBC 3.0 specification, chapter 10.1 “Transaction Boundaries and Auto-commit”. Applications willing to use this feature have to set the result set holdability to <text:span text:style-name="Source_20_Text">ResultSet.HOLD_CURSORS_OVER_COMMIT</text:span>. Please note, that this option assumes that result set type is <text:span text:style-name="Source_20_Text">TYPE_SCROLL_INSENSITIVE</text:span> and is completely cached on the client side.</text:p>
        </text:list-item>
      </text:list>
      <text:h text:style-name="Heading_20_3" text:outline-level="3">JayBird JDBC extensions</text:h>
      <text:p text:style-name="P8">JayBird 2.0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org.firebirdsql.jdbc.*</text:span> packag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ayBird 2.0 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14"><text:span text:style-name="Source_20_Text">FirebirdDriver</text:span></text:p>
          </table:table-cell>
          <table:table-cell table:style-name="Table4.B3" office:value-type="string">
            <text:p text:style-name="P15">2.0</text:p>
          </table:table-cell>
          <table:table-cell table:style-name="Table4.A2" office:value-type="string">
            <text:p text:style-name="P14"><text:span text:style-name="Source_20_Text">newConnectionProperties()</text:span></text:p>
          </table:table-cell>
          <table:table-cell table:style-name="Table4.A2" office:value-type="string">
            <text:p text:style-name="P14">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14"/>
          </table:table-cell>
          <table:table-cell table:style-name="Table4.B3" office:value-type="string">
            <text:p text:style-name="P15"/>
          </table:table-cell>
          <table:table-cell table:style-name="Table4.A2" office:value-type="string">
            <text:p text:style-name="P14"><text:span text:style-name="Source_20_Text">connect(FirebirdConnectionProperties)</text:span></text:p>
          </table:table-cell>
          <table:table-cell table:style-name="Table4.A2" office:value-type="string">
            <text:p text:style-name="P14">Connect to the Firebird database using the specified connection properties.</text:p>
          </table:table-cell>
        </table:table-row>
        <table:table-row>
          <table:table-cell table:style-name="Table4.A2" office:value-type="string">
            <text:p text:style-name="P14"><text:span text:style-name="Source_20_Text">FirebirdConnectionProperties</text:span></text:p>
          </table:table-cell>
          <table:table-cell table:style-name="Table4.B3" office:value-type="string">
            <text:p text:style-name="P15">2.0</text:p>
          </table:table-cell>
          <table:table-cell table:style-name="Table4.A2" office:value-type="string">
            <text:p text:style-name="P14">see <text:a xlink:type="simple" xlink:href="#2.4.JDBC connection properties|outline">JDBC connection properties</text:a> section for more details.</text:p>
          </table:table-cell>
          <table:table-cell table:style-name="Table4.A2" office:value-type="string">
            <text:p text:style-name="P14"/>
          </table:table-cell>
        </table:table-row>
        <table:table-row>
          <table:table-cell table:style-name="Table4.A2" office:value-type="string">
            <text:p text:style-name="P14"><text:span text:style-name="Source_20_Text">FirebirdConnection</text:span></text:p>
          </table:table-cell>
          <table:table-cell table:style-name="Table4.B3" office:value-type="string">
            <text:p text:style-name="P15">1.5</text:p>
          </table:table-cell>
          <table:table-cell table:style-name="Table4.A2" office:value-type="string">
            <text:p text:style-name="P14"><text:span text:style-name="Source_20_Text">createBlob()</text:span></text:p>
          </table:table-cell>
          <table:table-cell table:style-name="Table4.A2" office:value-type="string">
            <text:p text:style-name="P14">Create new BLOB in the database. Later this BLOB can be passed as a parameter into <text:span text:style-name="Source_20_Text">PreparedStatement</text:span> or <text:span text:style-name="Source_20_Text">CallableStatement</text:span>.</text:p>
          </table:table-cell>
        </table:table-row>
        <table:table-row>
          <table:table-cell table:style-name="Table4.A2" office:value-type="string">
            <text:p text:style-name="P14"/>
          </table:table-cell>
          <table:table-cell table:style-name="Table4.A2" office:value-type="string">
            <text:p text:style-name="P15">1.5</text:p>
          </table:table-cell>
          <table:table-cell table:style-name="Table4.A2" office:value-type="string">
            <text:p text:style-name="P14"><text:span text:style-name="Source_20_Text">getIscEncoding()</text:span></text:p>
          </table:table-cell>
          <table:table-cell table:style-name="Table4.A2" office:value-type="string">
            <text:p text:style-name="P14">Get connection character encoding.</text:p>
          </table:table-cell>
        </table:table-row>
        <table:table-row>
          <table:table-cell table:style-name="Table4.A2" office:value-type="string">
            <text:p text:style-name="P14"/>
          </table:table-cell>
          <table:table-cell table:style-name="Table4.A2" office:value-type="string">
            <text:p text:style-name="P15">2.0</text:p>
          </table:table-cell>
          <table:table-cell table:style-name="Table4.A2" office:value-type="string">
            <text:p text:style-name="P14"><text:span text:style-name="Source_20_Text">getTransactionParameters(<text:line-break/> <text:s text:c="3"/>int isolationLevel<text:line-break/>)</text:span></text:p>
          </table:table-cell>
          <table:table-cell table:style-name="Table4.A2" office:value-type="string">
            <text:p text:style-name="P14">Get the TPB parameters for the specified transaction isolation level.</text:p>
          </table:table-cell>
        </table:table-row>
        <table:table-row>
          <table:table-cell table:style-name="Table4.A2" office:value-type="string">
            <text:p text:style-name="P14"/>
          </table:table-cell>
          <table:table-cell table:style-name="Table4.A2" office:value-type="string">
            <text:p text:style-name="P15">2.0</text:p>
          </table:table-cell>
          <table:table-cell table:style-name="Table4.A2" office:value-type="string">
            <text:p text:style-name="P14"><text:span text:style-name="Source_20_Text">createTransactionParameterBuffer()</text:span></text:p>
          </table:table-cell>
          <table:table-cell table:style-name="Table4.A2" office:value-type="string">
            <text:p text:style-name="P14">Create an empty transaction parameter buffer.</text:p>
          </table:table-cell>
        </table:table-row>
        <table:table-row>
          <table:table-cell table:style-name="Table4.A2" office:value-type="string">
            <text:p text:style-name="P14"/>
          </table:table-cell>
          <table:table-cell table:style-name="Table4.A2" office:value-type="string">
            <text:p text:style-name="P15">2.0</text:p>
          </table:table-cell>
          <table:table-cell table:style-name="Table4.A2" office:value-type="string">
            <text:p text:style-name="P14"><text:span text:style-name="Source_20_Text">setTransactionParameters(<text:line-break/> <text:s text:c="3"/>int isolationLevel,<text:line-break/> <text:s text:c="3"/>TransactionParameterBuffer tpb<text:line-break/>)</text:span></text:p>
          </table:table-cell>
          <table:table-cell table:style-name="Table4.A2" office:value-type="string">
            <text:p text:style-name="P14">Set TPB parameters for the specified transaction isolation level. The newly specified mapping is valid for the whole connection lifetime.</text:p>
          </table:table-cell>
        </table:table-row>
        <table:table-row>
          <table:table-cell table:style-name="Table4.A2" office:value-type="string">
            <text:p text:style-name="P14"/>
          </table:table-cell>
          <table:table-cell table:style-name="Table4.A2" office:value-type="string">
            <text:p text:style-name="P15">2.0</text:p>
          </table:table-cell>
          <table:table-cell table:style-name="Table4.A2" office:value-type="string">
            <text:p text:style-name="P14"><text:span text:style-name="Source_20_Text">setTransactionParameters(<text:line-break/> <text:s text:c="3"/>TransactionParameterBuffer tpb<text:line-break/>)</text:span></text:p>
          </table:table-cell>
          <table:table-cell table:style-name="Table4.A2" office:value-type="string">
            <text:p text:style-name="P14">Set TPB parameters for the specified transaction isolation level. The newly specified parameters are effective until the transaction isolation is changed.</text:p>
          </table:table-cell>
        </table:table-row>
        <table:table-row>
          <table:table-cell table:style-name="Table4.A2" office:value-type="string">
            <text:p text:style-name="P14"><text:span text:style-name="Source_20_Text">FirebirdDatabaseMetaData</text:span></text:p>
          </table:table-cell>
          <table:table-cell table:style-name="Table4.A2" office:value-type="string">
            <text:p text:style-name="P15"/>
          </table:table-cell>
          <table:table-cell table:style-name="Table4.A2" office:value-type="string">
            <text:p text:style-name="P14"><text:span text:style-name="Source_20_Text">getProcedureSourceCode(String)</text:span></text:p>
          </table:table-cell>
          <table:table-cell table:style-name="Table4.A2" office:value-type="string">
            <text:p text:style-name="P14">Get source code for the specified stored procedure name.</text:p>
          </table:table-cell>
        </table:table-row>
        <table:table-row>
          <table:table-cell table:style-name="Table4.A2" office:value-type="string">
            <text:p text:style-name="P14"/>
          </table:table-cell>
          <table:table-cell table:style-name="Table4.A2" office:value-type="string">
            <text:p text:style-name="P15"/>
          </table:table-cell>
          <table:table-cell table:style-name="Table4.A2" office:value-type="string">
            <text:p text:style-name="P14"><text:span text:style-name="Source_20_Text">getTriggerSourceCode(String)</text:span></text:p>
          </table:table-cell>
          <table:table-cell table:style-name="Table4.A2" office:value-type="string">
            <text:p text:style-name="P14">Get source code for the specified trigger name.</text:p>
          </table:table-cell>
        </table:table-row>
        <table:table-row>
          <table:table-cell table:style-name="Table4.A2" office:value-type="string">
            <text:p text:style-name="P14"/>
          </table:table-cell>
          <table:table-cell table:style-name="Table4.A2" office:value-type="string">
            <text:p text:style-name="P15"/>
          </table:table-cell>
          <table:table-cell table:style-name="Table4.A2" office:value-type="string">
            <text:p text:style-name="P14"><text:span text:style-name="Source_20_Text">getViewSourceCode(String)</text:span></text:p>
          </table:table-cell>
          <table:table-cell table:style-name="Table4.A2" office:value-type="string">
            <text:p text:style-name="P14">Get source code for the specified view name.</text:p>
          </table:table-cell>
        </table:table-row>
        <table:table-row>
          <table:table-cell table:style-name="Table4.A2" office:value-type="string">
            <text:p text:style-name="P14"><text:span text:style-name="Source_20_Text">FirebirdStatement</text:span></text:p>
          </table:table-cell>
          <table:table-cell table:style-name="Table4.A2" office:value-type="string">
            <text:p text:style-name="P15">1.5</text:p>
          </table:table-cell>
          <table:table-cell table:style-name="Table4.A2" office:value-type="string">
            <text:p text:style-name="P14"><text:span text:style-name="Source_20_Text">getInsertedRowsCount()<text:line-break/>getUpdatedRowsCount()<text:line-break/>getDeletedRowsCount()</text:span></text:p>
          </table:table-cell>
          <table:table-cell table:style-name="Table4.A2" office:value-type="string">
            <text:p text:style-name="P14">Extension that allows to get more precise information about outcome of some statement.</text:p>
          </table:table-cell>
        </table:table-row>
        <table:table-row>
          <table:table-cell table:style-name="Table4.A2" office:value-type="string">
            <text:p text:style-name="P14"/>
          </table:table-cell>
          <table:table-cell table:style-name="Table4.A2" office:value-type="string">
            <text:p text:style-name="P15">1.5</text:p>
          </table:table-cell>
          <table:table-cell table:style-name="Table4.A2" office:value-type="string">
            <text:p text:style-name="P14"><text:span text:style-name="Source_20_Text">hasOpenResultSet()</text:span></text:p>
          </table:table-cell>
          <table:table-cell table:style-name="Table4.A2" office:value-type="string">
            <text:p text:style-name="P14">Check if this statement has open result set. Correctly works only when auto-commit is disabled. Check method documentation for details.</text:p>
          </table:table-cell>
        </table:table-row>
        <table:table-row>
          <table:table-cell table:style-name="Table4.A2" office:value-type="string">
            <text:p text:style-name="P14"/>
          </table:table-cell>
          <table:table-cell table:style-name="Table4.A2" office:value-type="string">
            <text:p text:style-name="P15">1.5</text:p>
          </table:table-cell>
          <table:table-cell table:style-name="Table4.A2" office:value-type="string">
            <text:p text:style-name="P14"><text:span text:style-name="Source_20_Text">getCurrentResultSet()</text:span></text:p>
          </table:table-cell>
          <table:table-cell table:style-name="Table4.A2" office:value-type="string">
            <text:p text:style-name="P14">Get current result set. Behaviour of this method is similar to the behavior of the <text:s/><text:span text:style-name="Source_20_Text">Statement.getResultSet()</text:span>, except that this method can be called as much as you like.</text:p>
          </table:table-cell>
        </table:table-row>
        <table:table-row>
          <table:table-cell table:style-name="Table4.A2" office:value-type="string">
            <text:p text:style-name="P14"/>
          </table:table-cell>
          <table:table-cell table:style-name="Table4.A2" office:value-type="string">
            <text:p text:style-name="P15">1.5</text:p>
          </table:table-cell>
          <table:table-cell table:style-name="Table4.A2" office:value-type="string">
            <text:p text:style-name="P14"><text:span text:style-name="Source_20_Text">isValid()</text:span></text:p>
          </table:table-cell>
          <table:table-cell table:style-name="Table4.A2" office:value-type="string">
            <text:p text:style-name="P14">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14"/>
          </table:table-cell>
          <table:table-cell table:style-name="Table4.A2" office:value-type="string">
            <text:p text:style-name="P15">2.0</text:p>
          </table:table-cell>
          <table:table-cell table:style-name="Table4.A2" office:value-type="string">
            <text:p text:style-name="P14"><text:span text:style-name="Source_20_Text">getLastExecutionPlan()</text:span></text:p>
          </table:table-cell>
          <table:table-cell table:style-name="Table4.A2" office:value-type="string">
            <text:p text:style-name="P14">Get execution plan for the last executed statement.</text:p>
          </table:table-cell>
        </table:table-row>
        <table:table-row>
          <table:table-cell table:style-name="Table4.A2" office:value-type="string">
            <text:p text:style-name="P14"><text:span text:style-name="Source_20_Text">FirebirdPreparedStatement</text:span></text:p>
          </table:table-cell>
          <table:table-cell table:style-name="Table4.A2" office:value-type="string">
            <text:p text:style-name="P15">2.0</text:p>
          </table:table-cell>
          <table:table-cell table:style-name="Table4.A2" office:value-type="string">
            <text:p text:style-name="P14"><text:span text:style-name="Source_20_Text">getExecutionPlan()</text:span></text:p>
          </table:table-cell>
          <table:table-cell table:style-name="Table4.A2" office:value-type="string">
            <text:p text:style-name="P14">Get the execution plan of this prepared statement.</text:p>
          </table:table-cell>
        </table:table-row>
        <table:table-row>
          <table:table-cell table:style-name="Table4.A2" office:value-type="string">
            <text:p text:style-name="P14"/>
          </table:table-cell>
          <table:table-cell table:style-name="Table4.A2" office:value-type="string">
            <text:p text:style-name="P15">2.0</text:p>
          </table:table-cell>
          <table:table-cell table:style-name="Table4.A2" office:value-type="string">
            <text:p text:style-name="P14"><text:span text:style-name="Source_20_Text">getStatementType()</text:span></text:p>
          </table:table-cell>
          <table:table-cell table:style-name="Table4.A2" office:value-type="string">
            <text:p text:style-name="P14">Get the statement type of this prepared statement.</text:p>
          </table:table-cell>
        </table:table-row>
        <table:table-row>
          <table:table-cell table:style-name="Table4.A2" office:value-type="string">
            <text:p text:style-name="P14"><text:span text:style-name="Source_20_Text">FirebirdCallableStatement</text:span></text:p>
          </table:table-cell>
          <table:table-cell table:style-name="Table4.A2" office:value-type="string">
            <text:p text:style-name="P15">1.5</text:p>
          </table:table-cell>
          <table:table-cell table:style-name="Table4.A2" office:value-type="string">
            <text:p text:style-name="P14"><text:span text:style-name="Source_20_Text">setSelectableProcedure(<text:line-break/> <text:s text:c="3"/>boolean selectable<text:line-break/>)</text:span></text:p>
          </table:table-cell>
          <table:table-cell table:style-name="Table4.A2" office:value-type="string">
            <text:p text:style-name="P14">Mark this callable statement as a call of the selectable procedure. By default callable statement uses "EXECUTE PROCEDURE"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14"><text:span text:style-name="Source_20_Text">FirebirdResultSet</text:span></text:p>
          </table:table-cell>
          <table:table-cell table:style-name="Table4.A2" office:value-type="string">
            <text:p text:style-name="P15">2.0</text:p>
          </table:table-cell>
          <table:table-cell table:style-name="Table4.A2" office:value-type="string">
            <text:p text:style-name="P14"><text:span text:style-name="Source_20_Text">getExecutionPlan()</text:span></text:p>
          </table:table-cell>
          <table:table-cell table:style-name="Table4.A2" office:value-type="string">
            <text:p text:style-name="P14">Get execution plan for this result set.</text:p>
          </table:table-cell>
        </table:table-row>
        <table:table-row>
          <table:table-cell table:style-name="Table4.A2" office:value-type="string">
            <text:p text:style-name="P14"><text:span text:style-name="Source_20_Text">FirebirdBlob</text:span></text:p>
          </table:table-cell>
          <table:table-cell table:style-name="Table4.A2" office:value-type="string">
            <text:p text:style-name="P15">1.5</text:p>
          </table:table-cell>
          <table:table-cell table:style-name="Table4.A2" office:value-type="string">
            <text:p text:style-name="P14"><text:span text:style-name="Source_20_Text">detach()</text:span></text:p>
          </table:table-cell>
          <table:table-cell table:style-name="Table4.A2" office:value-type="string">
            <text:p text:style-name="P14">Method “detaches” a BLOB object from the underlying result set. Lifetime of “detached” BLOB is limited by the lifetime of the connection.</text:p>
          </table:table-cell>
        </table:table-row>
        <table:table-row>
          <table:table-cell table:style-name="Table4.A2" office:value-type="string">
            <text:p text:style-name="P14"/>
          </table:table-cell>
          <table:table-cell table:style-name="Table4.A2" office:value-type="string">
            <text:p text:style-name="P15">1.5</text:p>
          </table:table-cell>
          <table:table-cell table:style-name="Table4.A2" office:value-type="string">
            <text:p text:style-name="P14"><text:span text:style-name="Source_20_Text">isSegmented()</text:span></text:p>
          </table:table-cell>
          <table:table-cell table:style-name="Table4.A2" office:value-type="string">
            <text:p text:style-name="P14">Check if this BLOB is segmented. Seek operation is not defined for the segmented BLOBs.</text:p>
          </table:table-cell>
        </table:table-row>
        <table:table-row>
          <table:table-cell table:style-name="Table4.A2" office:value-type="string">
            <text:p text:style-name="P14"/>
          </table:table-cell>
          <table:table-cell table:style-name="Table4.A2" office:value-type="string">
            <text:p text:style-name="P15">1.5</text:p>
          </table:table-cell>
          <table:table-cell table:style-name="Table4.A2" office:value-type="string">
            <text:p text:style-name="P14"><text:span text:style-name="Source_20_Text">setBinaryStream(<text:line-break/> <text:s/>long position<text:line-break/>)</text:span></text:p>
          </table:table-cell>
          <table:table-cell table:style-name="Table4.A2" office:value-type="string">
            <text:p text:style-name="P14">Opens an output stream at the specified position, allows modifying BLOB content. Due to server limitations only position 0 is supported.</text:p>
          </table:table-cell>
        </table:table-row>
        <table:table-row>
          <table:table-cell table:style-name="Table4.A2" office:value-type="string">
            <text:p text:style-name="P14"><text:span text:style-name="Source_20_Text">FirebirdBlob.BlobInputStream</text:span></text:p>
          </table:table-cell>
          <table:table-cell table:style-name="Table4.A2" office:value-type="string">
            <text:p text:style-name="P15">1.5</text:p>
          </table:table-cell>
          <table:table-cell table:style-name="Table4.A2" office:value-type="string">
            <text:p text:style-name="P14"><text:span text:style-name="Source_20_Text">getBlob()</text:span></text:p>
          </table:table-cell>
          <table:table-cell table:style-name="Table4.A2" office:value-type="string">
            <text:p text:style-name="P14">Get corresponding BLOB instance.</text:p>
          </table:table-cell>
        </table:table-row>
        <table:table-row>
          <table:table-cell table:style-name="Table4.A2" office:value-type="string">
            <text:p text:style-name="P14"/>
          </table:table-cell>
          <table:table-cell table:style-name="Table4.A2" office:value-type="string">
            <text:p text:style-name="P15">1.5</text:p>
          </table:table-cell>
          <table:table-cell table:style-name="Table4.A2" office:value-type="string">
            <text:p text:style-name="P14"><text:span text:style-name="Source_20_Text">seek(int position)</text:span></text:p>
          </table:table-cell>
          <table:table-cell table:style-name="Table4.A2" office:value-type="string">
            <text:p text:style-name="P14">Change the position from which BLOB content will be read, works only for stream BLOBs.</text:p>
          </table:table-cell>
        </table:table-row>
        <table:table-row>
          <table:table-cell table:style-name="Table4.A2" office:value-type="string">
            <text:p text:style-name="P14"><text:span text:style-name="Source_20_Text">FirebirdSavepoint</text:span></text:p>
          </table:table-cell>
          <table:table-cell table:style-name="Table4.A2" office:value-type="string">
            <text:p text:style-name="P15">2.0</text:p>
          </table:table-cell>
          <table:table-cell table:style-name="Table4.A2" table:number-columns-spanned="2" office:value-type="string">
            <text:p text:style-name="P14">interface is equivalent to the java.sql.Savepoint interface introduced in JDBC 3.0 specification, however allows using Firebird savepoints also in JDBC 2.0 (JDK 1.3.x) applications.</text:p>
          </table:table-cell>
          <table:covered-table-cell/>
        </table:table-row>
        <table:table-row>
          <table:table-cell table:style-name="Table4.A2" office:value-type="string">
            <text:p text:style-name="P14"/>
          </table:table-cell>
          <table:table-cell table:style-name="Table4.A2" office:value-type="string">
            <text:p text:style-name="P15"/>
          </table:table-cell>
          <table:table-cell table:style-name="Table4.A2" office:value-type="string">
            <text:p text:style-name="P14"/>
          </table:table-cell>
          <table:table-cell table:style-name="Table4.A2" office:value-type="string">
            <text:p text:style-name="P14"/>
          </table:table-cell>
        </table:table-row>
      </table:table>
      <text:h text:style-name="Heading_20_3" text:outline-level="3">JDBC 3.0 compatibility</text:h>
      <text:p text:style-name="Text_20_body">JayBird 2.0 includes number of fixes that allow it pass JDBC 3.0 compatibility suite. It successfully passes 1216 tests, 60 tests were excluded, because they are either not applicable to Firebird or fail due to some server problems (math rounding issues, limitations of NUMERIC data type, etc.).</text:p>
      <text:h text:style-name="Heading_20_2" text:outline-level="2">Distribution package</text:h>
      <text:p text:style-name="Text_20_body">JayBird driver has compile-time and run-time dependencies to JCA 1.0, JTA 1.0.1, JAAS 1.0 and JDBC 2.0 Optional Package. Additionally, if Log4J classes are found in the class path, it is possible to enable extensive logging inside the driver.</text:p>
      <text:p text:style-name="Text_20_body">Following file groups can be found in distribution package:</text:p>
      <text:list text:style-name="L8">
        <text:list-item>
          <text:p text:style-name="P16"><text:span text:style-name="Source_20_Text">jaybird-2.0.0.jar</text:span> – archive containing JCA/JDBC driver and JMX management class. It requires JCA 1.0, JTA 1.0.1, and JAAS 1.0.</text:p>
        </text:list-item>
        <text:list-item>
          <text:p text:style-name="P16"><text:span text:style-name="Source_20_Text">jaybird-pool-2.0.0.jar</text:span> – archive contains implementation of connection pooling and statement pooling interfaces.</text:p>
        </text:list-item>
        <text:list-item>
          <text:p text:style-name="P16"><text:span text:style-name="Source_20_Text">jaybird-full-2.0.0.jar</text:span> – merge of <text:span text:style-name="Source_20_Text">firebirdsql.jar</text:span> and <text:span text:style-name="Source_20_Text">mini-j2ee.jar</text:span>. This archive can be used for standalone<text:note text:id="ftn1" text:note-class="footnote"><text:note-citation>1</text:note-citation><text:note-body><text:p text:style-name="Footnote">You have to ensure that your class path contains JAAS 1.0 classes when using JDK 1.3.x.</text:p></text:note-body></text:note> JayBird deployments.</text:p>
        </text:list-item>
        <text:list-item>
          <text:p text:style-name="P16"><text:span text:style-name="Source_20_Text">jaybird-2.0.0.rar</text:span> – resource archive ready for deployment in JCA-enabled application servers.</text:p>
        </text:list-item>
        <text:list-item>
          <text:p text:style-name="P16"><text:span text:style-name="Source_20_Text">lib/jaas.jar</text:span> – archive containing JAAS 1.0 classes.</text:p>
        </text:list-item>
        <text:list-item>
          <text:p text:style-name="P16"><text:span text:style-name="Source_20_Text">lib/log4j-core.jar</text:span> – archive containing core Log4J classes that provide a possibility to log into the file.</text:p>
        </text:list-item>
        <text:list-item>
          <text:p text:style-name="P16"><text:span text:style-name="Source_20_Text">lib/mini-j2ee.jar</text:span> – archive containing JCA 1.0, JTA 1.0.1 and JDBC 2.0 Optional Package classes.</text:p>
        </text:list-item>
        <text:list-item>
          <text:p text:style-name="P16"><text:span text:style-name="Source_20_Text">jaybird2.dll</text:span> – Windows version of the JNI library for Type 2 and Embedded Server drivers.</text:p>
        </text:list-item>
        <text:list-item>
          <text:p text:style-name="P17"><text:span text:style-name="Source_20_Text">libjaybird2.so</text:span> – Linux version of the JNI library for Type 2 and Embedded Server drivers.</text:p>
        </text:list-item>
      </text:list>
      <text:h text:style-name="Heading_20_3" text:outline-level="3">License</text:h>
      <text:p text:style-name="Text_20_body">JayBird JCA/JDBC driver is distributed under the GNU Lesser General Public License (LGPL). Text of the license can be obtained from <text:a xlink:type="simple" xlink:href="http://www.gnu.org/copyleft/lesser.html">http://www.gnu.org/copyleft/lesser.html</text:a>. Using JayBird (by importing JayBird's public interfaces in your Java code), and extending JayBird by subclassing or implemention of an extension interface (but not abstract or concrete class) is considered by the authors of <text:s/>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Source Code</text:h>
      <text:p text:style-name="Text_20_body">Source code can be obtained from the CVS at SourceForge.net. The CVSROOT is <text:line-break/><text:span text:style-name="Source_20_Text">:pserver:anonymous@cvs.sourceforge.net:/cvsroot/firebird</text:span>, the module name is <text:span text:style-name="Source_20_Text">client-java</text:span>. Alternatively source code can be viewed online at <text:a xlink:type="simple" xlink:href="http://cvs.sourceforge.net/viewcvs.py/firebird/client-java/">http://cvs.sourceforge.net/viewcvs.py/firebird/client-java/</text:a> </text:p>
      <text:h text:style-name="Heading_20_2" text:outline-level="2">JDBC URL Format</text:h>
      <text:p text:style-name="P18">Driver provides different JDBC URLs for different usage scenarios:</text:p>
      <text:h text:style-name="Heading_20_3" text:outline-level="3">Pure Java</text:h>
      <text:p text:style-name="Table_20_Contents"><text:span text:style-name="Source_20_Text">jdbc:firebirdsql:host[/port]:/path/to/db.fdb</text:span> <text:line-break/><text:span text:style-name="Source_20_Text">jdbc:firebirdsql://host[:port]/path/to/db.fdb</text:span></text:p>
      <text:p text:style-name="Table_20_Contents">Default URL, will connect to the database using type 4 JDBC driver. Best suited for client-server applications with dedicated database server. Port can be omitted (default value is 3050), host name must be present. </text:p>
      <text:p text:style-name="Table_20_Contents">First format is considered official, second – compatibility mode for InterClient migration.</text:p>
      <text:h text:style-name="Heading_20_3" text:outline-level="3">Using Firebird client library</text:h>
      <text:p text:style-name="Table_20_Contents"><text:span text:style-name="Source_20_Text">jdbc:firebirdsql:native:host[/port]:/path/to/db.fdb</text:span> <text:span text:style-name="Source_20_Text">jdbc:firebirdsql:native://host[:port]/path/to/db.fdb</text:span></text:p>
      <text:p text:style-name="Table_20_Contents">Type 2 driver, will connect to the database using client library (either <text:span text:style-name="Source_20_Text">fbclient.dl</text:span>l or <text:span text:style-name="Source_20_Text">gds32.dll</text:span> on Windows, and <text:span text:style-name="Source_20_Text">libfbclient.so</text:span> or <text:span text:style-name="Source_20_Text">libgds.so</text:span> on Linux). Requires correct installation of the client library.</text:p>
      <text:p text:style-name="Table_20_Contents"><text:span text:style-name="Source_20_Text">jdbc:firebirdsql:local:/path/to/db.fdb</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Embedded Server</text:h>
      <text:p text:style-name="Table_20_Contents"><text:span text:style-name="Source_20_Text">jdbc:firebirdsql:embedded:/path/to/db.fdb</text:span></text:p>
      <text:p text:style-name="Table_20_Contents">Similar to the Firebird client library, however <text:span text:style-name="Source_20_Text">fbembed.dll</text:span> on Windows and <text:span text:style-name="Source_20_Text">libfbembed.so</text:span> on Linux are used. Requires correctly installed and configured Firebird embedded server.</text:p>
      <text:h text:style-name="Heading_20_2" text:outline-level="2">JDBC connection properties</text:h>
      <text:p text:style-name="Text_20_body">Table below contains properties that specify parameters of the connections that are obtained from this data source. Commonly used parameters have the corresponding getter and setter methods, rest of the Database Parameters Block parameters can be set using <text:span text:style-name="Source_20_Text">setNonStandardProperty</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database</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Path to the database in the format</text:p>
            <text:p text:style-name="Table_20_Contents"><text:span text:style-name="Source_20_Text">[host/port:]/path/to/database.fdb</text:span></text:p>
          </table:table-cell>
        </table:table-row>
        <table:table-row>
          <table:table-cell table:style-name="Table6.A2" office:value-type="string">
            <text:p text:style-name="Table_20_Contents"><text:span text:style-name="Source_20_Text">type</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Type of the driver to use. Possible values are:</text:p>
            <text:list text:style-name="L9">
              <text:list-item>
                <text:p text:style-name="P19"><text:span text:style-name="Source_20_Text">PURE_JAVA</text:span> or <text:span text:style-name="Source_20_Text">TYPE4</text:span> for type 4 JDBC driver </text:p>
              </text:list-item>
              <text:list-item>
                <text:p text:style-name="P19"><text:span text:style-name="Source_20_Text">NATIVE</text:span> or <text:span text:style-name="Source_20_Text">TYPE2</text:span> for type 2 JDBC driver </text:p>
              </text:list-item>
              <text:list-item>
                <text:p text:style-name="P20"><text:span text:style-name="Source_20_Text">EMBEDDED</text:span> for using embedded version of the Firebird. </text:p>
              </text:list-item>
            </text:list>
          </table:table-cell>
        </table:table-row>
        <table:table-row>
          <table:table-cell table:style-name="Table6.A2" office:value-type="string">
            <text:p text:style-name="Table_20_Contents"/>
          </table:table-cell>
          <table:table-cell table:style-name="Table6.A2" office:value-type="string">
            <text:p text:style-name="P15"/>
          </table:table-cell>
          <table:table-cell table:style-name="Table6.A2" office:value-type="string">
            <text:p text:style-name="P15"/>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blobBufferSize</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Size of the buffer used to transfer BLOB content. Maximum value is 64k-1.</text:p>
          </table:table-cell>
        </table:table-row>
        <table:table-row>
          <table:table-cell table:style-name="Table6.A2" office:value-type="string">
            <text:p text:style-name="Table_20_Contents"><text:span text:style-name="Source_20_Text">socketBufferSize</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Size of the socket buffer. Needed on some Linux machines to fix performance degradation.</text:p>
          </table:table-cell>
        </table:table-row>
        <table:table-row>
          <table:table-cell table:style-name="Table6.A2" office:value-type="string">
            <text:p text:style-name="Table_20_Contents"><text:span text:style-name="Source_20_Text">buffersNumber</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Number of cache buffers (in database pages) that will be allocated for the connection. Makes sense for ClassicServer only.</text:p>
          </table:table-cell>
        </table:table-row>
        <table:table-row>
          <table:table-cell table:style-name="Table6.A2" office:value-type="string">
            <text:p text:style-name="Table_20_Contents"/>
          </table:table-cell>
          <table:table-cell table:style-name="Table6.A2" office:value-type="string">
            <text:p text:style-name="P15"/>
          </table:table-cell>
          <table:table-cell table:style-name="Table6.A2" office:value-type="string">
            <text:p text:style-name="P15"/>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charSet</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Character set for the connection. Similar to <text:span text:style-name="Source_20_Text">encoding</text:span> property, but accepts Java names instead of Firebird ones.</text:p>
          </table:table-cell>
        </table:table-row>
        <table:table-row>
          <table:table-cell table:style-name="Table6.A2" office:value-type="string">
            <text:p text:style-name="Table_20_Contents"><text:span text:style-name="Source_20_Text">encoding</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Character encoding for the connection. See Firebird documentation for more information.</text:p>
          </table:table-cell>
        </table:table-row>
        <table:table-row>
          <table:table-cell table:style-name="Table6.A2" office:value-type="string">
            <text:p text:style-name="Table_20_Contents"><text:span text:style-name="Source_20_Text">useTranslation</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Path to the properties file containg character translation map.</text:p>
          </table:table-cell>
        </table:table-row>
        <table:table-row>
          <table:table-cell table:style-name="Table6.A2" office:value-type="string">
            <text:p text:style-name="Table_20_Contents"><text:span text:style-name="Source_20_Text"/></text:p>
          </table:table-cell>
          <table:table-cell table:style-name="Table6.A2" office:value-type="string">
            <text:p text:style-name="P15"/>
          </table:table-cell>
          <table:table-cell table:style-name="Table6.A2" office:value-type="string">
            <text:p text:style-name="P15"/>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password</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Corresponding password.</text:p>
          </table:table-cell>
        </table:table-row>
        <table:table-row>
          <table:table-cell table:style-name="Table6.A2" office:value-type="string">
            <text:p text:style-name="Table_20_Contents"><text:span text:style-name="Source_20_Text">roleName</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text:s/>SQL role to use.</text:p>
          </table:table-cell>
        </table:table-row>
        <table:table-row>
          <table:table-cell table:style-name="Table6.A2" office:value-type="string">
            <text:p text:style-name="Table_20_Contents"><text:span text:style-name="Source_20_Text">userName</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Name of the user that will be used by default.</text:p>
          </table:table-cell>
        </table:table-row>
        <table:table-row>
          <table:table-cell table:style-name="Table6.A2" office:value-type="string">
            <text:p text:style-name="Table_20_Contents"/>
          </table:table-cell>
          <table:table-cell table:style-name="Table6.A2" office:value-type="string">
            <text:p text:style-name="P15"/>
          </table:table-cell>
          <table:table-cell table:style-name="Table6.A2" office:value-type="string">
            <text:p text:style-name="P15"/>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useStreamBlobs</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 office:value-type="string">
            <text:p text:style-name="Table_20_Contents"><text:span text:style-name="Source_20_Text">useStandardUdf</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 office:value-type="string">
            <text:p text:style-name="Table_20_Contents"/>
          </table:table-cell>
          <table:table-cell table:style-name="Table6.A2" office:value-type="string">
            <text:p text:style-name="P15"/>
          </table:table-cell>
          <table:table-cell table:style-name="Table6.A2" office:value-type="string">
            <text:p text:style-name="P15"/>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tpbMapping</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TPB mapping for different transaction isolation modes.</text:p>
          </table:table-cell>
        </table:table-row>
        <table:table-row>
          <table:table-cell table:style-name="Table6.A2" office:value-type="string">
            <text:p text:style-name="Table_20_Contents"><text:span text:style-name="Source_20_Text">defaultIsolation</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Default transaction isolation level. All newly created connections will have this isolation level. One of:</text:p>
            <text:list text:style-name="L10">
              <text:list-item>
                <text:p text:style-name="P21"><text:span text:style-name="Source_20_Text">TRANSACTION_READ_COMMITTED</text:span> </text:p>
              </text:list-item>
              <text:list-item>
                <text:p text:style-name="P21"><text:span text:style-name="Source_20_Text">TRANSACTION_REPEATABLE_READ</text:span> </text:p>
              </text:list-item>
              <text:list-item>
                <text:p text:style-name="P22"><text:span text:style-name="Source_20_Text">TRANSACTION_SERIALIZABLE</text:span> </text:p>
              </text:list-item>
            </text:list>
          </table:table-cell>
        </table:table-row>
        <table:table-row>
          <table:table-cell table:style-name="Table6.A2" office:value-type="string">
            <text:p text:style-name="Table_20_Contents"><text:span text:style-name="Source_20_Text">defaultTransactionIsolation</text:span></text:p>
          </table:table-cell>
          <table:table-cell table:style-name="Table6.A2" office:value-type="string">
            <text:p text:style-name="P15">+</text:p>
          </table:table-cell>
          <table:table-cell table:style-name="Table6.A2" office:value-type="string">
            <text:p text:style-name="P15">+</text:p>
          </table:table-cell>
          <table:table-cell table:style-name="Table6.A2" office:value-type="string">
            <text:p text:style-name="Table_20_Contents">Integer value from <text:span text:style-name="Source_20_Text">java.sql.Connection</text:span> interface corresponding to the transaction isolation level specified in <text:span text:style-name="Source_20_Text">isolation</text:span> property.</text:p>
          </table:table-cell>
        </table:table-row>
        <table:table-row>
          <table:table-cell table:style-name="Table6.A2" office:value-type="string">
            <text:p text:style-name="Table_20_Contents"/>
          </table:table-cell>
          <table:table-cell table:style-name="Table6.A2" office:value-type="string">
            <text:p text:style-name="P15"/>
          </table:table-cell>
          <table:table-cell table:style-name="Table6.A2" office:value-type="string">
            <text:p text:style-name="P15"/>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nonStandardProperty</text:span></text:p>
          </table:table-cell>
          <table:table-cell table:style-name="Table6.A2" office:value-type="string">
            <text:p text:style-name="P15"><text:span text:style-name="Source_20_Text">getNonStandardProperty(String)</text:span></text:p>
          </table:table-cell>
          <table:table-cell table:style-name="Table6.A2" office:value-type="string">
            <text:p text:style-name="P15">+</text:p>
            <text:p text:style-name="P15"><text:span text:style-name="Source_20_Text">setNonStandardProperty(String)</text:span></text:p>
            <text:p text:style-name="P15"><text:span text:style-name="Source_20_Text">setNonStandardProperty(String, String)</text:span></text:p>
          </table:table-cell>
          <table:table-cell table:style-name="Table6.A2" office:value-type="string">
            <text:p text:style-name="Table_20_Contents">Allows to set any valid connection property that does not have corresponding setter method. Two setters are available: </text:p>
            <text:p text:style-name="Table_20_Contents"><text:span text:style-name="Source_20_Text">setNonStandardProperty(String)</text:span> method takes only one parameter in form <text:span text:style-name="Source_20_Text">“propertyName[=propertyValue]”</text:span>, this allows setting non-standard parameters using configuration files.</text:p>
            <text:p text:style-name="Table_20_Contents"><text:span text:style-name="Source_20_Text">setNonStandardProperty(String, String)</text:span> takes property name as first parameter, and its value as the second parameter.</text:p>
          </table:table-cell>
        </table:table-row>
      </table:table>
      <text:h text:style-name="P23" text:outline-level="2">Using Type 2 and Embedded Server driver</text:h>
      <text:p text:style-name="P8">JayBird 2.0 provides type 2 JDBC driver that uses native client library to connect to the databases. Additionally JayBird 2.0 can use embedded version of Firebird relational database allowing to create Java applications that does not require separate server setup.</text:p>
      <text:p text:style-name="Text_20_body">However type 2 driver has also limitations:</text:p>
      <text:list text:style-name="L12">
        <text:list-item>
          <text:p text:style-name="P24">Due to multi-threading issues in Firebird client library as well as in embedded server version, it is not possible to access them from different threads simultaneously. When using client library only one thread is allowed to access connection at a time, however it is allowed to access different connections from different threads. Client library in local mode and embedded server library on Linux do not allow multithreaded access to the library. JayBird provides necessary synchronization in Java code, however corresponding mutex is local to the classloader that loaded JayBird driver<text:span text:style-name="Emphasis">. </text:span><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 This issue will be fixed in Firebird client library after merge with Vulcan project.</text:span></text:p>
        </text:list-item>
        <text:list-item>
          <text:p text:style-name="P24"><text:span text:style-name="T1">Current implementation of the JNI library allows that either client library or embedded server library is loaded into memory. The first library being loaded wins, attempt to load second library will produce an error. Usually this is not a problem, since embedded server library can also act as a client library, so it is enough to load embedded server library first. This limitation will be removed in JayBird 2.1, implementation already exists, however it was contributed already at RC stage; adding it to the release would delay it for few months.</text:span></text:p>
        </text:list-item>
      </text:list>
      <text:h text:style-name="Heading_20_3" text:outline-level="3">Configuring Type 2 JDBC driver</text:h>
      <text:p text:style-name="Text_20_body">Type 2 JDBC driver requires JNI library to be installed and available for Java Virtual Machine. Precompiled binaries for Windows and Linux platforms are distributed with JayBird:</text:p>
      <text:list text:style-name="L13">
        <text:list-item>
          <text:p text:style-name="P25"><text:span text:style-name="Source_20_Text">jaybird2.dll</text:span> is precompiled binary for Windows platform. Successfully tested with Windows 2000 and Windows XP SP1, but there should be no issues also in other Win32 OS. <text:line-break/>Library should be either copied into the directory specified in %PATH% environment variable, or made available to JVM using the <text:span text:style-name="Source_20_Text">java.library.path</text:span> system property.</text:p>
        </text:list-item>
        <text:list-item>
          <text:p text:style-name="P25"><text:span text:style-name="Source_20_Text">libjaybird2.so</text:span> is precompiled binary for Linux platform. It must be available via the LD_LIBRARY_PATH environment variable, e.g. copied into <text:span text:style-name="Source_20_Text">/usr/lib/</text:span> directory. Another possibility is to specify path to the directory with JayBird JNI library in <text:span text:style-name="Source_20_Text">java.library.path</text:span> system property during the JVM startup.</text:p>
        </text:list-item>
        <text:list-item>
          <text:p text:style-name="P25">Other platforms can easily compile the JNI library by checking out the JayBird sources from the CVS and using “./<text:span text:style-name="Source_20_Text">build.sh compile-native</text:span>” command in the directory with checked out sources.</text:p>
        </text:list-item>
      </text:list>
      <text:p text:style-name="Text_20_body">After making JayBird JNI library available to the JVM application has to tell driver to start using this by either specifying TYPE2 or LOCAL type in the connection pool or data source properties or using appropriate JDBC URL when connecting via <text:span text:style-name="Source_20_Text">java.sql.DriverManager</text:span>.</text:p>
      <text:h text:style-name="Heading_20_3" text:outline-level="3">Configuring Embedded Server JDBC driver</text:h>
      <text:p text:style-name="Text_20_body">Embedded Server JDBC driver uses same JNI library and configuration steps for the type 2 JDBC driver. </text:p>
      <text:p text:style-name="Text_20_body">There is however one issue related to the algorithm of Firebird Embedded Server installation directory resolution. Firebird server uses pluggable architecture for internationalization. By default server loads <text:span text:style-name="Source_20_Text">fbintl.dll</text:span> or <text:span text:style-name="Source_20_Text">libfbintl.so</text:span> library that contains various character encodings and collation orders. This library is expected to be installed in the <text:span text:style-name="Source_20_Text">intl/</text:span> subdirectory of the server installation. The algorithm of directory resolution is the following:</text:p>
      <text:list text:style-name="L14">
        <text:list-item>
          <text:p text:style-name="P26"><text:span text:style-name="Source_20_Text">FIREBIRD</text:span> environment variable.</text:p>
        </text:list-item>
        <text:list-item>
          <text:p text:style-name="P26"><text:span text:style-name="Source_20_Text">RootDirectory</text:span> parameter in the <text:span text:style-name="Source_20_Text">firebird.conf</text:span> file.</text:p>
        </text:list-item>
        <text:list-item>
          <text:p text:style-name="P26">The directory where server binary is located.</text:p>
        </text:list-item>
      </text:list>
      <text:p text:style-name="Text_20_body">When Embedded Server is used from Java and no <text:span text:style-name="Source_20_Text">FIREBIRD</text:span> environment variable is specified, it tries to find <text:span text:style-name="Source_20_Text">firebird.conf</text:span> in the directory where application binary is located. In our case application binary is JVM and therefore Embedded Server tries to find its configuration file in the <text:span text:style-name="Source_20_Text">bin/</text:span> directory of the JDK or JRE installation. Same happens to the last item of the list. In most cases this is not desired behavior.</text:p>
      <text:p text:style-name="P8">Therefore, if application uses character encodings, UDFs or wants to fine-tune server's behavior <text:s/>through the configuration file, the <text:span text:style-name="Source_20_Text">FIREBIRD</text:span> environment variable must be specified and point to the installation directory of the Embedded Server, e.g. current working directory.</text:p>
      <text:h text:style-name="Heading_20_2" text:outline-level="2">JDBC 3.0 Compatibility</text:h>
      <text:p text:style-name="Text_20_body">As it was mentioned before, JayBird 2.0 JCA/JDBC driver passed Sun JDBC CTS 1.3.1 test suite. All tests except those that do not apply to Firebird RDBMS succeeded. However driver is not officially JDBC-compliant because certification procedure is too expensive.</text:p>
      <text:h text:style-name="Heading_20_3" text:outline-level="3">JDBC 3.0 deviations and unimplemented features</text:h>
      <text:p text:style-name="Text_20_body">The following optional features and the methods for their support are not implemented:</text:p>
      <text:list text:style-name="L15">
        <text:list-item>
          <text:p text:style-name="P27"><text:span text:style-name="Source_20_Text">java.sql.Array</text:span> data type is not yet supported.</text:p>
        </text:list-item>
        <text:list-item>
          <text:p text:style-name="P27"><text:span text:style-name="Source_20_Text">java.sql.Blob</text:span> does not implement following methods:</text:p>
          <text:list>
            <text:list-item>
              <text:p text:style-name="P27"><text:span text:style-name="Source_20_Text">position(Blob, long)</text:span> and <text:span text:style-name="Source_20_Text">position(byte[], long)</text:span>; Firebird does not provide any server-side optimization for these calls, client application must fetch complete BLOB content from the server to do pattern search.</text:p>
            </text:list-item>
            <text:list-item>
              <text:p text:style-name="P27"><text:span text:style-name="Source_20_Text">truncate(long)</text:span>; Firebird does not provide such functionality on the server side, application must fetch old BLOB from the server and pump old content into a newly created BLOB.</text:p>
            </text:list-item>
          </text:list>
        </text:list-item>
        <text:list-item>
          <text:p text:style-name="P27"><text:span text:style-name="Source_20_Text">java.sql.Clob</text:span> data type is not yet supported.</text:p>
        </text:list-item>
        <text:list-item>
          <text:p text:style-name="P27"><text:span text:style-name="Source_20_Text">java.sql.Connection</text:span></text:p>
          <text:list>
            <text:list-item>
              <text:p text:style-name="P27"><text:span text:style-name="Source_20_Text">getCatalog()</text:span> and <text:span text:style-name="Source_20_Text">setCatalog(String)</text:span> are not supported by Firebird server.</text:p>
            </text:list-item>
            <text:list-item>
              <text:p text:style-name="P27"><text:span text:style-name="Source_20_Text">getTypeMap()</text:span> and <text:span text:style-name="Source_20_Text">setTypeMap(Map)</text:span> are not supported.</text:p>
            </text:list-item>
            <text:list-item>
              <text:p text:style-name="P27"><text:span text:style-name="Source_20_Text">prepareStatement(String, int)</text:span>, <text:span text:style-name="Source_20_Text">prepareStatement(String, int[])</text:span> and <text:span text:style-name="Source_20_Text">prepareStatement(String, String[])</text:span> <text:s/>that return auto-generated keys are not implemented, because this functionality is not provided by server.</text:p>
            </text:list-item>
          </text:list>
        </text:list-item>
        <text:list-item>
          <text:p text:style-name="P27"><text:span text:style-name="Source_20_Text">java.sql.PreparedStatement</text:span></text:p>
          <text:list>
            <text:list-item>
              <text:p text:style-name="P27"><text:span text:style-name="Source_20_Text">setObject(int index, Object object, int type)</text:span> Target SQL type is determined from the class of the passed object and corresponding parameter is ignored.</text:p>
            </text:list-item>
            <text:list-item>
              <text:p text:style-name="P27"><text:span text:style-name="Source_20_Text">setObject(int index, Object object, int type, int scale)</text:span> Same as above, type and scale are ignored.</text:p>
            </text:list-item>
          </text:list>
        </text:list-item>
        <text:list-item>
          <text:p text:style-name="P27"><text:span text:style-name="Source_20_Text">java.sql.Ref </text:span>data type is not supported by Firebird server.</text:p>
        </text:list-item>
        <text:list-item>
          <text:p text:style-name="P27"><text:span text:style-name="Source_20_Text">java.sql.SQLData</text:span> data type is not supported by Firebird server.</text:p>
        </text:list-item>
        <text:list-item>
          <text:p text:style-name="P27"><text:span text:style-name="Source_20_Text">java.sql.SQLInput</text:span> is not supported.</text:p>
        </text:list-item>
        <text:list-item>
          <text:p text:style-name="P27"><text:span text:style-name="Source_20_Text">java.sql.SQLOutput</text:span> is not supported.</text:p>
        </text:list-item>
        <text:list-item>
          <text:p text:style-name="P27"><text:span text:style-name="Source_20_Text">java.sql.Statement</text:span></text:p>
          <text:list>
            <text:list-item>
              <text:p text:style-name="P27"><text:span text:style-name="Source_20_Text">cancel()</text:span> is not supported by Firebird server.</text:p>
            </text:list-item>
            <text:list-item>
              <text:p text:style-name="P27"><text:span text:style-name="Source_20_Text">execute(String, int)</text:span>, <text:span text:style-name="Source_20_Text">execute(String, int[])</text:span>, <text:span text:style-name="Source_20_Text">execute(String, String[])</text:span>, <text:span text:style-name="Source_20_Text">executeUpdate(String, int)</text:span>, <text:span text:style-name="Source_20_Text">executeUpdate(String, int[])</text:span>, and <text:span text:style-name="Source_20_Text">executeUpdate(String, String[])</text:span> that return auto-generated keys are not implemented, because of server incapability.</text:p>
            </text:list-item>
            <text:list-item>
              <text:p text:style-name="P27"><text:span text:style-name="Source_20_Text">getGeneratedKeys()</text:span> is not implemented because server does not support this feature yet. As soon as support for this feature is available, driver will be updated.</text:p>
            </text:list-item>
          </text:list>
        </text:list-item>
        <text:list-item>
          <text:p text:style-name="P27"><text:span text:style-name="Source_20_Text">java.sql.Struct</text:span> data type is not supported by server.</text:p>
        </text:list-item>
      </text:list>
      <text:p text:style-name="Text_20_body">The following methods are implemented, but deviate from the specification:</text:p>
      <text:list text:style-name="L15">
        <text:list-item>
          <text:p text:style-name="P27"><text:span text:style-name="Source_20_Text">java.sql.Statement</text:span> </text:p>
          <text:list>
            <text:list-item>
              <text:p text:style-name="P27"><text:span text:style-name="Source_20_Text">get/setMaxFieldSize</text:span> does nothing, Firebird server does not support this feature.</text:p>
            </text:list-item>
            <text:list-item>
              <text:p text:style-name="P27"><text:span text:style-name="Source_20_Text">get/setQueryTimeout</text:span> does nothing, Firebird server does not support this feature.</text:p>
            </text:list-item>
          </text:list>
        </text:list-item>
        <text:list-item>
          <text:p text:style-name="P27"><text:span text:style-name="Source_20_Text">java.sql.PreparedStatement</text:span> </text:p>
          <text:list>
            <text:list-item>
              <text:p text:style-name="P27"><text:span text:style-name="Source_20_Text">setObject(int index, Object object, int type)</text:span> Target SQL type is determined from the class of the passed object and corresponding parameter is ignored.</text:p>
            </text:list-item>
            <text:list-item>
              <text:p text:style-name="P27"><text:span text:style-name="Source_20_Text">setObject(int index, Object object, int type, int scale)</text:span> Same as above, type and scale are ignored.</text:p>
            </text:list-item>
          </text:list>
        </text:list-item>
        <text:list-item>
          <text:p text:style-name="P27"><text:span text:style-name="Source_20_Text">java.sql.ResultSetMetaData</text:span> </text:p>
          <text:list>
            <text:list-item>
              <text:p text:style-name="P27"><text:span text:style-name="Source_20_Text">isReadOnly()</text:span> always returns false </text:p>
            </text:list-item>
            <text:list-item>
              <text:p text:style-name="P27"><text:span text:style-name="Source_20_Text">isWritable()</text:span> always returns true </text:p>
            </text:list-item>
            <text:list-item>
              <text:p text:style-name="P28"><text:span text:style-name="Source_20_Text">isDefinitivelyWritable()</text:span> always returns true</text:p>
            </text:list-item>
          </text:list>
        </text:list-item>
      </text:list>
      <text:h text:style-name="Heading_20_2" text:outline-level="2">JayBird Specifics</text:h>
      <text:p text:style-name="Text_20_body">JayBird driver has also some implementation-specific issues that should be considered during development.</text:p>
      <text:h text:style-name="Heading_20_3" text:outline-level="3">Result sets</text:h>
      <text:p text:style-name="Text_20_body">JayBird behaves differently not only when different result set types are used but also the behavior depends whether connection is in auto-commit mode or not.</text:p>
      <text:p text:style-name="Text_20_body"><text:span text:style-name="Source_20_Text">ResultSet.TYPE_FORWARD_ONLY</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p text:style-name="Text_20_body"><text:span text:style-name="Source_20_Text">ResultSet.TYPE_SCROLL_INSENSITIVE</text:span> result sets are always cached on the client. The reason is quite simple – Firebird API does not provide scrollable cursor support, navigation is possible only in one direction.</text:p>
      <text:p text:style-name="Text_20_body"><text:span text:style-name="Source_20_Text">ResultSet.HOLD_CURSORS_OVER_COMMIT</text:span> holdability is supported in JayBird only for result sets of type <text:span text:style-name="Source_20_Text">ResultSet.TYPE_SCROLL_INSENSITIVE</text:span>. For other result set types driver will throw an exception.</text:p>
      <text:h text:style-name="Heading_20_3" text:outline-level="3">Using java.sql.ParameterMetaData with Callable Statements</text:h>
      <text:p text:style-name="Text_20_body">This interface can be used only to obtain information about the IN parameters. Also it is not allowed to call the <text:span text:style-name="Source_20_Text">PreparedStatement.getParameterMetaData</text:span> method before all of the OUT parameters are registered. Otherwise the corresponding method of <text:span text:style-name="Source_20_Text">CallableStatement</text:span> throws an <text:span text:style-name="Source_20_Text">SQLException</text:span>, because the driver tries to prepare the procedure call with incorrect number of parameters.</text:p>
      <text:h text:style-name="Heading_20_3" text:outline-level="3">Using ResultSet.getCharacterStream with BLOB fields</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 is accessed from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Heuristic transaction completion support</text:h>
      <text:p text:style-name="Text_20_body">Current JCA implementation does not support <text:span text:style-name="Source_20_Text">XAResource.forget(Xid)</text:span> method. It might be important in cases when distributed transaction that was some time in-limbo was either committed or rolled back by database administrator. Such transactions appear to JayBird as successfully completed, however XA specification requires resource manager to “remember” such transaction until the <text:span text:style-name="Source_20_Text">XAResource.forget(Xid)</text:span> is called.</text:p>
      <text:h text:style-name="Heading_20_2" text:outline-level="2">Connection pooling with JayBird 2.0</text:h>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Usage scenario</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29">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29">...</text:p>
          </table:table-cell>
        </table:table-row>
      </table:table>
      <text:p text:style-name="P8">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Connection Pool Classes</text:h>
      <text:p text:style-name="Text_20_body">JayBird 2.0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29"><text:span text:style-name="Source_20_Text">AbstractConnectionPool</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29"><text:span text:style-name="Source_20_Text">BasicAbstractConnectionPool</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29"><text:span text:style-name="Source_20_Text">DriverConnectionPoolDataSource</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29"><text:span text:style-name="Source_20_Text">FBConnectionPoolDataSource</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29"><text:span text:style-name="Source_20_Text">FBSimpleDataSource</text:span></text:p>
          </table:table-cell>
          <table:table-cell table:style-name="Table3.A2" office:value-type="string">
            <text:p text:style-name="Table_20_Contents">Implementation of <text:span text:style-name="Source_20_Text">javax.sql.DataSource</text:span> interface, no connection and statement pooling is available, 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29"><text:span text:style-name="Source_20_Text">FBWrappingDataSource</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29"><text:span text:style-name="Source_20_Text">SimpleDataSource</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org.firebirdsql.pool.FBConnectionPoolDataSource</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java.io.Serializable</text:span> and <text:span text:style-name="Source_20_Text">javax.naming.Referenceable</text:span> interfaces, which allows using it in a wide range of web and application servers. </text:p>
      <text:p text:style-name="Text_20_body">Class implements both <text:span text:style-name="Source_20_Text">javax.sql.ConnectionPoolDataSource</text:span> and j<text:span text:style-name="Source_20_Text">avax.sql.XADataSource</text:span> interfaces. Pooled connections returned by this class implement <text:span text:style-name="Source_20_Text">javax.sql.PooledConnection</text:span> and <text:span text:style-name="Source_20_Text">javax.sql.XAConnectio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maxIdleTime</text:span></text:p>
          </table:table-cell>
          <table:table-cell table:style-name="Table5.A2" office:value-type="string">
            <text:p text:style-name="P15">+</text:p>
          </table:table-cell>
          <table:table-cell table:style-name="Table5.A2" office:value-type="string">
            <text:p text:style-name="P15">+</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maxPoolSize</text:span></text:p>
          </table:table-cell>
          <table:table-cell table:style-name="Table5.A2" office:value-type="string">
            <text:p text:style-name="P15">+</text:p>
          </table:table-cell>
          <table:table-cell table:style-name="Table5.A2" office:value-type="string">
            <text:p text:style-name="P15">+</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minPoolSize</text:span></text:p>
          </table:table-cell>
          <table:table-cell table:style-name="Table5.A2" office:value-type="string">
            <text:p text:style-name="P15">+</text:p>
          </table:table-cell>
          <table:table-cell table:style-name="Table5.A2" office:value-type="string">
            <text:p text:style-name="P15">+</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maxStatements</text:span></text:p>
          </table:table-cell>
          <table:table-cell table:style-name="Table5.A2" office:value-type="string">
            <text:p text:style-name="P15">+</text:p>
          </table:table-cell>
          <table:table-cell table:style-name="Table5.A2" office:value-type="string">
            <text:p text:style-name="P15">+</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blockingTimeout</text:span></text:p>
          </table:table-cell>
          <table:table-cell table:style-name="Table7.A2" office:value-type="string">
            <text:p text:style-name="P15">+</text:p>
          </table:table-cell>
          <table:table-cell table:style-name="Table7.A2" office:value-type="string">
            <text:p text:style-name="P15">+</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retryInterval</text:span></text:p>
          </table:table-cell>
          <table:table-cell table:style-name="Table7.A2" office:value-type="string">
            <text:p text:style-name="P15">+</text:p>
          </table:table-cell>
          <table:table-cell table:style-name="Table7.A2" office:value-type="string">
            <text:p text:style-name="P15">+</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pooling</text:span></text:p>
          </table:table-cell>
          <table:table-cell table:style-name="Table7.A2" office:value-type="string">
            <text:p text:style-name="P15">+</text:p>
          </table:table-cell>
          <table:table-cell table:style-name="Table7.A2" office:value-type="string">
            <text:p text:style-name="P15">+</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statementPooling</text:span></text:p>
          </table:table-cell>
          <table:table-cell table:style-name="Table7.A2" office:value-type="string">
            <text:p text:style-name="P15">+</text:p>
          </table:table-cell>
          <table:table-cell table:style-name="Table7.A2" office:value-type="string">
            <text:p text:style-name="P15">+</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pingStatement</text:span></text:p>
          </table:table-cell>
          <table:table-cell table:style-name="Table7.A2" office:value-type="string">
            <text:p text:style-name="P15">+</text:p>
          </table:table-cell>
          <table:table-cell table:style-name="Table7.A2" office:value-type="string">
            <text:p text:style-name="P15">+</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pingInterval</text:span></text:p>
          </table:table-cell>
          <table:table-cell table:style-name="Table7.A2" office:value-type="string">
            <text:p text:style-name="P15">+</text:p>
          </table:table-cell>
          <table:table-cell table:style-name="Table7.A2" office:value-type="string">
            <text:p text:style-name="P15">+</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30">Runtime Pool Properties</text:p>
      <text:p text:style-name="P18">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freeSize</text:span></text:p>
          </table:table-cell>
          <table:table-cell table:style-name="Table10.A2" office:value-type="string">
            <text:p text:style-name="P15">+</text:p>
          </table:table-cell>
          <table:table-cell table:style-name="Table10.A2" office:value-type="string">
            <text:p text:style-name="P15">-</text:p>
          </table:table-cell>
          <table:table-cell table:style-name="Table10.A2" office:value-type="string">
            <text:p text:style-name="Table_20_Contents">Tells how many free connections are in the pool. Value is between 0 and <text:span text:style-name="Source_20_Text">totalSize</text:span>.</text:p>
          </table:table-cell>
        </table:table-row>
        <table:table-row>
          <table:table-cell table:style-name="Table10.A2" office:value-type="string">
            <text:p text:style-name="Table_20_Contents"><text:span text:style-name="Source_20_Text">workingSize</text:span></text:p>
          </table:table-cell>
          <table:table-cell table:style-name="Table10.A2" office:value-type="string">
            <text:p text:style-name="P15">+</text:p>
          </table:table-cell>
          <table:table-cell table:style-name="Table10.A2" office:value-type="string">
            <text:p text:style-name="P15">-</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otalSize</text:span></text:p>
          </table:table-cell>
          <table:table-cell table:style-name="Table10.A2" office:value-type="string">
            <text:p text:style-name="P15">+</text:p>
          </table:table-cell>
          <table:table-cell table:style-name="Table10.A2" office:value-type="string">
            <text:p text:style-name="P15">-</text:p>
          </table:table-cell>
          <table:table-cell table:style-name="Table10.A2" office:value-type="string">
            <text:p text:style-name="Table_20_Contents">Total size of open connection. At the pool creation – 0, after obtaining first connection – between <text:span text:style-name="Source_20_Text">minPoolSize</text:span> and <text:span text:style-name="Source_20_Text">maxPoolSize</text:span>.</text:p>
          </table:table-cell>
        </table:table-row>
        <table:table-row>
          <table:table-cell table:style-name="Table10.A2" office:value-type="string">
            <text:p text:style-name="Table_20_Contents"><text:span text:style-name="Source_20_Text">connectionCount</text:span></text:p>
          </table:table-cell>
          <table:table-cell table:style-name="Table10.A2" office:value-type="string">
            <text:p text:style-name="P15">+</text:p>
          </table:table-cell>
          <table:table-cell table:style-name="Table10.A2" office:value-type="string">
            <text:p text:style-name="P15">-</text:p>
          </table:table-cell>
          <table:table-cell table:style-name="Table10.A2" office:value-type="string">
            <text:p text:style-name="Table_20_Contents"><text:span text:style-name="T2">Deprecated</text:span>. Same as <text:span text:style-name="Source_20_Text">freeSize</text:span>.</text:p>
          </table:table-cell>
        </table:table-row>
      </table:table>
      <text:h text:style-name="Heading_20_3" text:outline-level="3">org.firebirdsql.pool.FBWrappingDataSource</text:h>
      <text:p text:style-name="P8">This class is a wrapper for <text:span text:style-name="Source_20_Text">FBConnectionPoolDataSource</text:span> converting interface from <text:span text:style-name="Source_20_Text">javax.sql.ConnectionPoolDataSource</text:span> to <text:span text:style-name="Source_20_Text">javax.sql.DataSource</text:span>. It defines same properties as <text:span text:style-name="Source_20_Text">FBConnectionPoolDataSource</text:span> does.</text:p>
      <text:h text:style-name="Heading_20_3" text:outline-level="3">Runtime object allocation and deallocation hints</text:h>
      <text:p text:style-name="P8">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rue</text:span>. Additionally, when connection or prepared statement is closed twice, driver will throw an SQL exception with an attached stack trace of previous call to <text:span text:style-name="Source_20_Text">close()</text:span> method.</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FBLog4j</text:span></text:p>
          </table:table-cell>
          <table:table-cell table:style-name="Table9.A2" office:value-type="string">
            <text:p text:style-name="Table_20_Contents">Enables logging inside driver. This is the essential property, if it is not present or set to <text:span text:style-name="Source_20_Text">false</text:span>, no debug information is available.</text:p>
            <text:p text:style-name="Table_20_Contents">When it is set to <text:span text:style-name="Source_20_Text">true</text:span>, pool automatically prints the following information:</text:p>
            <text:list text:style-name="L16">
              <text:list-item>
                <text:p text:style-name="P31">When physical connection is added to the pool – <text:span text:style-name="Source_20_Text">DEBUG</text:span></text:p>
              </text:list-item>
              <text:list-item>
                <text:p text:style-name="P31">When a maximum pool capacity is reached – <text:span text:style-name="Source_20_Text">DEBUG</text:span></text:p>
              </text:list-item>
              <text:list-item>
                <text:p text:style-name="P31">When connection is obtained from pool – <text:span text:style-name="Source_20_Text">DEBUG</text:span></text:p>
              </text:list-item>
              <text:list-item>
                <text:p text:style-name="P31">When connection is released back to pool – <text:span text:style-name="Source_20_Text">DEBUG</text:span></text:p>
              </text:list-item>
              <text:list-item>
                <text:p text:style-name="P31">Whether pool supports open statements across transaction boundaries – <text:span text:style-name="Source_20_Text">INFO</text:span></text:p>
              </text:list-item>
            </text:list>
          </table:table-cell>
        </table:table-row>
        <table:table-row>
          <table:table-cell table:style-name="Table9.A2" office:value-type="string">
            <text:p text:style-name="Table_20_Contents"><text:span text:style-name="Source_20_Text">FBPoolShowTrace</text:span></text:p>
          </table:table-cell>
          <table:table-cell table:style-name="Table9.A2" office:value-type="string">
            <text:p text:style-name="Table_20_Contents">Enables logging of the thread stack trace when debugging is enabled and:</text:p>
            <text:list text:style-name="L17">
              <text:list-item>
                <text:p text:style-name="P32">Connection is allocated from the pool – <text:span text:style-name="Source_20_Text">DEBUG</text:span></text:p>
              </text:list-item>
              <text:list-item>
                <text:p text:style-name="P32">Thread is blocked while waiting for a free connection – <text:span text:style-name="Source_20_Text">WARN</text:span></text:p>
              </text:list-item>
            </text:list>
          </table:table-cell>
        </table:table-row>
        <table:table-row>
          <table:table-cell table:style-name="Table9.A2" office:value-type="string">
            <text:p text:style-name="Table_20_Contents"><text:span text:style-name="Source_20_Text">FBPoolDebugStmtCache</text:span></text:p>
          </table:table-cell>
          <table:table-cell table:style-name="Table9.A2" office:value-type="string">
            <text:p text:style-name="Table_20_Contents">When statement caching is used and debugging is enabled, following information is logged:</text:p>
            <text:list text:style-name="L18">
              <text:list-item>
                <text:p text:style-name="P33">When a statement is prepared – <text:span text:style-name="Source_20_Text">INFO</text:span></text:p>
              </text:list-item>
              <text:list-item>
                <text:p text:style-name="P33">When statement cache is cleaned – <text:span text:style-name="Source_20_Text">INFO</text:span></text:p>
              </text:list-item>
              <text:list-item>
                <text:p text:style-name="P33">When statement is obtained from or returned back to pool – <text:span text:style-name="Source_20_Text">INFO</text:span></text:p>
              </text:list-item>
            </text:list>
          </table:table-cell>
        </table:table-row>
      </table:table>
      <text:p text:style-name="Text_20_body"/>
      <text:h text:style-name="Heading_20_2" text:outline-level="2">Documentation and Support</text:h>
      <text:h text:style-name="Heading_20_3" text:outline-level="3">Where to get more information on JayBird</text:h>
      <text:p text:style-name="Text_20_body">The most detailed information can be found in the JayBird Frequently Asked Questions (FAQ). The FAQ is included in the distribution, and is available on-line in several places. </text:p>
      <text:p text:style-name="Text_20_body">Also a new resource, JayBirdWiki is available at <text:a xlink:type="simple" xlink:href="http://jaybirdwiki.firebirdsql.org/">http://jaybirdwiki.firebirdsql.org</text:a>. </text:p>
      <text:h text:style-name="Heading_20_3" text:outline-level="3">Where to get help</text:h>
      <text:p text:style-name="Text_20_body">The best place to start is the FAQ. Many details for using JayBird with various programs are located there. Below are some links to useful web sites.</text:p>
      <text:list text:style-name="L19">
        <text:list-item>
          <text:p text:style-name="P34">The <text:a xlink:type="simple" xlink:href="http://groups.yahoo.com/group/Firebird-Java">http://groups.yahoo.com/group/Firebird-Java</text:a> and corresponding mailing list Firebird-Java@yahoogroups.com.</text:p>
        </text:list-item>
        <text:list-item>
          <text:p text:style-name="P34">The code for Firebird and this driver are on <text:a xlink:type="simple" xlink:href="http://sourceforge.net/projects/firebird">http://sourceforge.net/projects/firebird</text:a>.</text:p>
        </text:list-item>
        <text:list-item>
          <text:p text:style-name="P34">The Firebird project home page <text:a xlink:type="simple" xlink:href="http://www.firebirdsql.com/">http://www.firebirdsql.com</text:a>.</text:p>
        </text:list-item>
      </text:list>
      <text:h text:style-name="Heading_20_3" text:outline-level="3">Reporting Bugs</text:h>
      <text:p text:style-name="Text_20_body">The developers follow the Firebird-Java@yahoogroups.com list. Join the list and post information about suspected bugs. This is a good idea because what is often thought to be a bug turns out to be something else. List members may be able o help out and get you going again, whereas bug fixes might take awhile.</text:p>
      <text:p text:style-name="P8">If you are sure that this is a bug you may report it in the Firebird bug tracker, “Java Client (JayBird)” at SourceForge.net project area (<text:a xlink:type="simple" xlink:href="http://sourceforge.net/projects/firebird">http://sourceforge.net/projects/firebird</text:a>).</text:p>
      <text:h text:style-name="Heading_20_3" text:outline-level="3">Corrections/Additions To Release Notes</text:h>
      <text:p text:style-name="P8">Please send corrections, suggestions, or additions to these Release Notes to to the mailing list at Firebird-Java@yahoogroups.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break-before="auto" fo:break-after="auto" fo:padding="0.049cm" fo:border="0.002cm solid #000000"/>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fo:language="none"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none" fo:country="none" style:font-name-asian="Cumberland" style:font-name-complex="Cumberland"/>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58</meta:generator>
    <meta:creation-date>2004-07-23T10:39:52</meta:creation-date>
    <dc:date>2005-11-11T21:21:39</dc:date>
    <meta:print-date>2004-08-15T12:55:32</meta:print-date>
    <dc:language>en-US</dc:language>
    <meta:editing-cycles>122</meta:editing-cycles>
    <meta:editing-duration>P3DT5H59M38S</meta:editing-duration>
    <meta:user-defined meta:name="Info 1"/>
    <meta:user-defined meta:name="Info 2"/>
    <meta:user-defined meta:name="Info 3"/>
    <meta:user-defined meta:name="Info 4"/>
    <meta:document-statistic meta:table-count="9" meta:image-count="0" meta:object-count="0" meta:page-count="18" meta:paragraph-count="539" meta:word-count="5743" meta:character-count="39811"/>
  </office:meta>
</office:document-meta>
</file>